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.fork( TimeoutActivity ...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.Workflow( Executor executor , Interpreter interpreter , T first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flow.validateStepsExist( Class enum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flow.Workflow( Executor executor , T first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.isNextStep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.join( JoinSupport joinFlow , T joinedStep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.onChildStateChange( int childCount , int stoppedCount , int fail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orkflow.Workflow( T first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.isSusp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.addStep( T ste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.onStepException( String stepNam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.joinAll( T joinedStep , long timeout , Activity ... activ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orkflow.getNex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.getFirstStep( Class enum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flow.createGoToStepTask( final T joined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flow.fork( long timeout , TimeoutActivity ...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flow.Workflow( Class &lt; T &gt;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